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5">
      <style:text-properties officeooo:paragraph-rsid="000e711e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fo:font-style="normal" style:text-underline-style="none" fo:font-weight="normal" officeooo:rsid="0018d2c4" officeooo:paragraph-rsid="000e711e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01aa4" officeooo:paragraph-rsid="000e711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0d036" officeooo:paragraph-rsid="000e711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117a3" officeooo:paragraph-rsid="000e711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1810f" officeooo:paragraph-rsid="000e711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2f957" officeooo:paragraph-rsid="000e711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480de" officeooo:paragraph-rsid="000e711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49864" officeooo:paragraph-rsid="000e711e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63b5b" officeooo:paragraph-rsid="000e711e"/>
    </style:style>
    <style:style style:name="P11" style:family="paragraph" style:parent-style-name="Text_20_body">
      <style:text-properties officeooo:paragraph-rsid="000e711e"/>
    </style:style>
    <style:style style:name="T1" style:family="text">
      <style:text-properties officeooo:rsid="001480de"/>
    </style:style>
    <style:style style:name="T2" style:family="text">
      <style:text-properties officeooo:rsid="0017d12a"/>
    </style:style>
    <style:style style:name="T3" style:family="text">
      <style:text-properties officeooo:rsid="000e711e"/>
    </style:style>
    <style:style style:name="T4" style:family="text">
      <style:text-properties officeooo:rsid="00118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Le second classicisme en sculpture Léocharès <text:span text:style-name="T3">et </text:span>Praxitèle <text:span text:style-name="T4">(sculpteur athénien)</text:span></text:h>
      <text:p text:style-name="P11"/>
      <text:p text:style-name="P3">Léocharès Apollon du Bellvédère</text:p>
      <text:p text:style-name="P3">marbre Paros</text:p>
      <text:p text:style-name="P3">~2m?</text:p>
      <text:p text:style-name="P3">Musée du Vatican</text:p>
      <text:p text:style-name="P3">copie fin du XV°</text:p>
      <text:p text:style-name="P3">propriété pape Jules II</text:p>
      <text:p text:style-name="P3"/>
      <text:p text:style-name="P3">original en bronze/main gauche : arc manquant</text:p>
      <text:p text:style-name="P3"/>
      <text:p text:style-name="P4">autel de Pergame</text:p>
      <text:p text:style-name="P4"/>
      <text:p text:style-name="P5">Léocharès</text:p>
      <text:p text:style-name="P5">Diane de Versailles</text:p>
      <text:p text:style-name="P5">Artèmis en marbre </text:p>
      <text:p text:style-name="P5"/>
      <text:p text:style-name="P6">Praxitèle </text:p>
      <text:p text:style-name="P6">Apollon Sauroctone</text:p>
      <text:p text:style-name="P6"/>
      <text:p text:style-name="P7">Praxit<text:span text:style-name="T1">è</text:span>le</text:p>
      <text:p text:style-name="P7">Hermès et Dionysos(enfant)</text:p>
      <text:p text:style-name="P7"/>
      <text:p text:style-name="P8">Praxitèle</text:p>
      <text:p text:style-name="P8">Satyre Verseur</text:p>
      <text:p text:style-name="P8"/>
      <text:p text:style-name="P9">Praxitèle</text:p>
      <text:p text:style-name="P9">Ephèbe de Marathon</text:p>
      <text:p text:style-name="P9"/>
      <text:p text:style-name="P9">Praxitèle</text:p>
      <text:p text:style-name="P9">Aphrodite de Cnide "Vénus du Bélvédère" Musée du Vatican</text:p>
      <text:p text:style-name="P10">premier nu féminin frontal</text:p>
      <text:p text:style-name="P10"/>
      <text:p text:style-name="P10">Praxitèle : "hercilanaise<text:span text:style-name="T2">(s)</text:span>"</text:p>
      <text:p text:style-name="P10"/>
      <text:p text:style-name="P10"/>
      <text:p text:style-name="P2">Temple d'Aléa Athéna à tégée / demicolonnes corinthienne / porte sur côté 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S</meta:editing-duration>
    <meta:editing-cycles>4</meta:editing-cycles>
    <meta:generator>LibreOffice/5.4.1.2$Windows_X86_64 LibreOffice_project/ea7cb86e6eeb2bf3a5af73a8f7777ac570321527</meta:generator>
    <dc:date>2017-11-26T21:15:35.029000000</dc:date>
    <meta:document-statistic meta:table-count="0" meta:image-count="0" meta:object-count="0" meta:page-count="1" meta:paragraph-count="25" meta:word-count="89" meta:character-count="596" meta:non-whitespace-character-count="529"/>
    <meta:user-defined meta:name="Info 1"/>
    <meta:user-defined meta:name="Info 2"/>
    <meta:user-defined meta:name="Info 3"/>
    <meta:user-defined meta:name="Info 4"/>
  </office:meta>
</office:document-meta>
</file>